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Default"/>
        <table:table-column table:style-name="co3" table:number-columns-repeated="36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203">
            <text:p>5203</text:p>
          </table:table-cell>
          <table:table-cell office:value-type="float" office:value="10344">
            <text:p>10344</text:p>
          </table:table-cell>
          <table:table-cell office:value-type="float" office:value="15484">
            <text:p>15484</text:p>
          </table:table-cell>
          <table:table-cell office:value-type="float" office:value="20656">
            <text:p>20656</text:p>
          </table:table-cell>
          <table:table-cell office:value-type="float" office:value="25000">
            <text:p>25000</text:p>
          </table:table-cell>
          <table:table-cell office:value-type="float" office:value="30219">
            <text:p>30219</text:p>
          </table:table-cell>
          <table:table-cell office:value-type="float" office:value="35437">
            <text:p>35437</text:p>
          </table:table-cell>
          <table:table-cell office:value-type="float" office:value="40578">
            <text:p>40578</text:p>
          </table:table-cell>
          <table:table-cell office:value-type="float" office:value="45719">
            <text:p>45719</text:p>
          </table:table-cell>
          <table:table-cell office:value-type="float" office:value="50031">
            <text:p>50031</text:p>
          </table:table-cell>
          <table:table-cell office:value-type="float" office:value="55203">
            <text:p>55203</text:p>
          </table:table-cell>
          <table:table-cell office:value-type="float" office:value="60344">
            <text:p>60344</text:p>
          </table:table-cell>
          <table:table-cell office:value-type="float" office:value="65515">
            <text:p>65515</text:p>
          </table:table-cell>
          <table:table-cell office:value-type="float" office:value="70703">
            <text:p>70703</text:p>
          </table:table-cell>
          <table:table-cell office:value-type="float" office:value="75859">
            <text:p>75859</text:p>
          </table:table-cell>
          <table:table-cell office:value-type="float" office:value="80156">
            <text:p>80156</text:p>
          </table:table-cell>
          <table:table-cell office:value-type="float" office:value="85297">
            <text:p>85297</text:p>
          </table:table-cell>
          <table:table-cell office:value-type="float" office:value="90437">
            <text:p>90437</text:p>
          </table:table-cell>
          <table:table-cell office:value-type="float" office:value="95594">
            <text:p>95594</text:p>
          </table:table-cell>
          <table:table-cell office:value-type="float" office:value="100719">
            <text:p>100719</text:p>
          </table:table-cell>
          <table:table-cell office:value-type="float" office:value="105015">
            <text:p>105015</text:p>
          </table:table-cell>
          <table:table-cell office:value-type="float" office:value="110219">
            <text:p>110219</text:p>
          </table:table-cell>
          <table:table-cell office:value-type="float" office:value="115375">
            <text:p>115375</text:p>
          </table:table-cell>
          <table:table-cell office:value-type="float" office:value="120531">
            <text:p>120531</text:p>
          </table:table-cell>
          <table:table-cell office:value-type="float" office:value="125719">
            <text:p>125719</text:p>
          </table:table-cell>
          <table:table-cell office:value-type="float" office:value="130031">
            <text:p>130031</text:p>
          </table:table-cell>
          <table:table-cell office:value-type="float" office:value="135187">
            <text:p>135187</text:p>
          </table:table-cell>
          <table:table-cell office:value-type="float" office:value="140312">
            <text:p>140312</text:p>
          </table:table-cell>
          <table:table-cell office:value-type="float" office:value="145484">
            <text:p>145484</text:p>
          </table:table-cell>
          <table:table-cell office:value-type="float" office:value="150687">
            <text:p>150687</text:p>
          </table:table-cell>
          <table:table-cell office:value-type="float" office:value="155015">
            <text:p>155015</text:p>
          </table:table-cell>
          <table:table-cell office:value-type="float" office:value="160265">
            <text:p>160265</text:p>
          </table:table-cell>
          <table:table-cell office:value-type="float" office:value="165484">
            <text:p>165484</text:p>
          </table:table-cell>
          <table:table-cell office:value-type="float" office:value="170703">
            <text:p>170703</text:p>
          </table:table-cell>
          <table:table-cell office:value-type="float" office:value="175047">
            <text:p>175047</text:p>
          </table:table-cell>
          <table:table-cell office:value-type="float" office:value="180250">
            <text:p>180250</text:p>
          </table:table-cell>
          <table:table-cell office:value-type="float" office:value="185437">
            <text:p>185437</text:p>
          </table:table-cell>
          <table:table-cell office:value-type="float" office:value="190656">
            <text:p>190656</text:p>
          </table:table-cell>
          <table:table-cell office:value-type="float" office:value="195015">
            <text:p>195015</text:p>
          </table:table-cell>
          <table:table-cell office:value-type="float" office:value="200234">
            <text:p>200234</text:p>
          </table:table-cell>
          <table:table-cell office:value-type="float" office:value="205453">
            <text:p>205453</text:p>
          </table:table-cell>
          <table:table-cell office:value-type="float" office:value="210640">
            <text:p>210640</text:p>
          </table:table-cell>
          <table:table-cell office:value-type="float" office:value="215828">
            <text:p>215828</text:p>
          </table:table-cell>
          <table:table-cell office:value-type="float" office:value="220172">
            <text:p>220172</text:p>
          </table:table-cell>
          <table:table-cell office:value-type="float" office:value="225312">
            <text:p>225312</text:p>
          </table:table-cell>
          <table:table-cell office:value-type="float" office:value="230515">
            <text:p>230515</text:p>
          </table:table-cell>
          <table:table-cell office:value-type="float" office:value="235719">
            <text:p>235719</text:p>
          </table:table-cell>
          <table:table-cell office:value-type="float" office:value="240078">
            <text:p>240078</text:p>
          </table:table-cell>
          <table:table-cell office:value-type="float" office:value="245297">
            <text:p>245297</text:p>
          </table:table-cell>
          <table:table-cell office:value-type="float" office:value="250484">
            <text:p>250484</text:p>
          </table:table-cell>
          <table:table-cell office:value-type="float" office:value="255687">
            <text:p>255687</text:p>
          </table:table-cell>
          <table:table-cell office:value-type="float" office:value="260859">
            <text:p>260859</text:p>
          </table:table-cell>
          <table:table-cell office:value-type="float" office:value="265203">
            <text:p>265203</text:p>
          </table:table-cell>
          <table:table-cell office:value-type="float" office:value="270390">
            <text:p>270390</text:p>
          </table:table-cell>
          <table:table-cell office:value-type="float" office:value="275578">
            <text:p>275578</text:p>
          </table:table-cell>
          <table:table-cell office:value-type="float" office:value="280781">
            <text:p>280781</text:p>
          </table:table-cell>
          <table:table-cell office:value-type="float" office:value="285078">
            <text:p>285078</text:p>
          </table:table-cell>
          <table:table-cell office:value-type="float" office:value="290281">
            <text:p>290281</text:p>
          </table:table-cell>
          <table:table-cell office:value-type="float" office:value="295437">
            <text:p>295437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office:value-type="float" office:value="187692.847942035">
            <text:p>187692,85</text:p>
          </table:table-cell>
          <table:table-cell table:number-columns-repeated="17" office:value-type="float" office:value="185721.393822589">
            <text:p>185721,39</text:p>
          </table:table-cell>
          <table:table-cell table:number-columns-repeated="36" office:value-type="float" office:value="183022.629585714">
            <text:p>183022,6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4275.177080033">
            <text:p>184275,18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2795147.95817898">
            <text:p>2795147,96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G28" table:end-x="3.174cm" table:end-y="0.267cm" draw:z-index="0" svg:width="20.55cm" svg:height="9.099cm" svg:x="0.293cm" svg:y="0.199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2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19:53</meta:creation-date>
    <dc:creator>Hugo Meyer</dc:creator>
    <dc:date>2007-12-26T18:20:42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8999996185303pt" style:font-family-asian="'Arial Unicode MS'" style:font-pitch-asian="variable" style:font-size-asian="16.8999996185303pt" style:font-family-complex="Tahoma" style:font-pitch-complex="variable" style:font-size-complex="16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80000019073486pt" style:font-family-asian="'Arial Unicode MS'" style:font-pitch-asian="variable" style:font-size-asian="7.80000019073486pt" style:font-family-complex="Tahoma" style:font-pitch-complex="variable" style:font-size-complex="7.8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Arial Unicode MS'" style:font-pitch-asian="variable" style:font-size-asian="9.10000038146973pt" style:font-family-complex="Tahoma" style:font-pitch-complex="variable" style:font-size-complex="9.10000038146973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1.6999998092651pt" style:font-family-asian="'Arial Unicode MS'" style:font-pitch-asian="variable" style:font-size-asian="11.6999998092651pt" style:font-family-complex="Tahoma" style:font-pitch-complex="variable" style:font-size-complex="11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Arial Unicode MS'" style:font-pitch-asian="variable" style:font-size-asian="9.10000038146973pt" style:font-family-complex="Tahoma" style:font-pitch-complex="variable" style:font-size-complex="9.10000038146973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80000019073486pt" style:font-family-asian="'Arial Unicode MS'" style:font-pitch-asian="variable" style:font-size-asian="7.80000019073486pt" style:font-family-complex="Tahoma" style:font-pitch-complex="variable" style:font-size-complex="7.8000001907348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0.551cm" svg:height="9.1cm" chart:class="chart:scatter" chart:style-name="ch1">
        <chart:title svg:x="8.047cm" svg:y="0.182cm" chart:style-name="ch2">
          <text:p>Tiempo vs Costo</text:p>
        </chart:title>
        <chart:legend chart:legend-position="end" svg:x="18.897cm" svg:y="4.307cm" chart:style-name="ch3"/>
        <chart:plot-area chart:style-name="ch4" table:cell-range-address="Sheet1.$A$1:.$BH$2" chart:data-source-has-labels="column" chart:table-number-list="0" svg:x="0.41cm" svg:y="1.215cm" svg:width="17.668cm" svg:height="7.703cm">
          <chart:axis chart:dimension="x" chart:name="primary-x" chart:style-name="ch5">
            <chart:title svg:x="9.362cm" svg:y="8.441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1cm" svg:y="4.964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203">
                <text:p>5203</text:p>
              </table:table-cell>
              <table:table-cell office:value-type="float" office:value="10344">
                <text:p>10344</text:p>
              </table:table-cell>
              <table:table-cell office:value-type="float" office:value="15484">
                <text:p>15484</text:p>
              </table:table-cell>
              <table:table-cell office:value-type="float" office:value="20656">
                <text:p>20656</text:p>
              </table:table-cell>
              <table:table-cell office:value-type="float" office:value="25000">
                <text:p>25000</text:p>
              </table:table-cell>
              <table:table-cell office:value-type="float" office:value="30219">
                <text:p>30219</text:p>
              </table:table-cell>
              <table:table-cell office:value-type="float" office:value="35437">
                <text:p>35437</text:p>
              </table:table-cell>
              <table:table-cell office:value-type="float" office:value="40578">
                <text:p>40578</text:p>
              </table:table-cell>
              <table:table-cell office:value-type="float" office:value="45719">
                <text:p>45719</text:p>
              </table:table-cell>
              <table:table-cell office:value-type="float" office:value="50031">
                <text:p>50031</text:p>
              </table:table-cell>
              <table:table-cell office:value-type="float" office:value="55203">
                <text:p>55203</text:p>
              </table:table-cell>
              <table:table-cell office:value-type="float" office:value="60344">
                <text:p>60344</text:p>
              </table:table-cell>
              <table:table-cell office:value-type="float" office:value="65515">
                <text:p>65515</text:p>
              </table:table-cell>
              <table:table-cell office:value-type="float" office:value="70703">
                <text:p>70703</text:p>
              </table:table-cell>
              <table:table-cell office:value-type="float" office:value="75859">
                <text:p>75859</text:p>
              </table:table-cell>
              <table:table-cell office:value-type="float" office:value="80156">
                <text:p>80156</text:p>
              </table:table-cell>
              <table:table-cell office:value-type="float" office:value="85297">
                <text:p>85297</text:p>
              </table:table-cell>
              <table:table-cell office:value-type="float" office:value="90437">
                <text:p>90437</text:p>
              </table:table-cell>
              <table:table-cell office:value-type="float" office:value="95594">
                <text:p>95594</text:p>
              </table:table-cell>
              <table:table-cell office:value-type="float" office:value="100719">
                <text:p>100719</text:p>
              </table:table-cell>
              <table:table-cell office:value-type="float" office:value="105015">
                <text:p>105015</text:p>
              </table:table-cell>
              <table:table-cell office:value-type="float" office:value="110219">
                <text:p>110219</text:p>
              </table:table-cell>
              <table:table-cell office:value-type="float" office:value="115375">
                <text:p>115375</text:p>
              </table:table-cell>
              <table:table-cell office:value-type="float" office:value="120531">
                <text:p>120531</text:p>
              </table:table-cell>
              <table:table-cell office:value-type="float" office:value="125719">
                <text:p>125719</text:p>
              </table:table-cell>
              <table:table-cell office:value-type="float" office:value="130031">
                <text:p>130031</text:p>
              </table:table-cell>
              <table:table-cell office:value-type="float" office:value="135187">
                <text:p>135187</text:p>
              </table:table-cell>
              <table:table-cell office:value-type="float" office:value="140312">
                <text:p>140312</text:p>
              </table:table-cell>
              <table:table-cell office:value-type="float" office:value="145484">
                <text:p>145484</text:p>
              </table:table-cell>
              <table:table-cell office:value-type="float" office:value="150687">
                <text:p>150687</text:p>
              </table:table-cell>
              <table:table-cell office:value-type="float" office:value="155015">
                <text:p>155015</text:p>
              </table:table-cell>
              <table:table-cell office:value-type="float" office:value="160265">
                <text:p>160265</text:p>
              </table:table-cell>
              <table:table-cell office:value-type="float" office:value="165484">
                <text:p>165484</text:p>
              </table:table-cell>
              <table:table-cell office:value-type="float" office:value="170703">
                <text:p>170703</text:p>
              </table:table-cell>
              <table:table-cell office:value-type="float" office:value="175047">
                <text:p>175047</text:p>
              </table:table-cell>
              <table:table-cell office:value-type="float" office:value="180250">
                <text:p>180250</text:p>
              </table:table-cell>
              <table:table-cell office:value-type="float" office:value="185437">
                <text:p>185437</text:p>
              </table:table-cell>
              <table:table-cell office:value-type="float" office:value="190656">
                <text:p>190656</text:p>
              </table:table-cell>
              <table:table-cell office:value-type="float" office:value="195015">
                <text:p>195015</text:p>
              </table:table-cell>
              <table:table-cell office:value-type="float" office:value="200234">
                <text:p>200234</text:p>
              </table:table-cell>
              <table:table-cell office:value-type="float" office:value="205453">
                <text:p>205453</text:p>
              </table:table-cell>
              <table:table-cell office:value-type="float" office:value="210640">
                <text:p>210640</text:p>
              </table:table-cell>
              <table:table-cell office:value-type="float" office:value="215828">
                <text:p>215828</text:p>
              </table:table-cell>
              <table:table-cell office:value-type="float" office:value="220172">
                <text:p>220172</text:p>
              </table:table-cell>
              <table:table-cell office:value-type="float" office:value="225312">
                <text:p>225312</text:p>
              </table:table-cell>
              <table:table-cell office:value-type="float" office:value="230515">
                <text:p>230515</text:p>
              </table:table-cell>
              <table:table-cell office:value-type="float" office:value="235719">
                <text:p>235719</text:p>
              </table:table-cell>
              <table:table-cell office:value-type="float" office:value="240078">
                <text:p>240078</text:p>
              </table:table-cell>
              <table:table-cell office:value-type="float" office:value="245297">
                <text:p>245297</text:p>
              </table:table-cell>
              <table:table-cell office:value-type="float" office:value="250484">
                <text:p>250484</text:p>
              </table:table-cell>
              <table:table-cell office:value-type="float" office:value="255687">
                <text:p>255687</text:p>
              </table:table-cell>
              <table:table-cell office:value-type="float" office:value="260859">
                <text:p>260859</text:p>
              </table:table-cell>
              <table:table-cell office:value-type="float" office:value="265203">
                <text:p>265203</text:p>
              </table:table-cell>
              <table:table-cell office:value-type="float" office:value="270390">
                <text:p>270390</text:p>
              </table:table-cell>
              <table:table-cell office:value-type="float" office:value="275578">
                <text:p>275578</text:p>
              </table:table-cell>
              <table:table-cell office:value-type="float" office:value="280781">
                <text:p>280781</text:p>
              </table:table-cell>
              <table:table-cell office:value-type="float" office:value="285078">
                <text:p>285078</text:p>
              </table:table-cell>
              <table:table-cell office:value-type="float" office:value="290281">
                <text:p>290281</text:p>
              </table:table-cell>
              <table:table-cell office:value-type="float" office:value="295437">
                <text:p>295437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7692.847942035">
                <text:p>187692.847942035</text:p>
              </table:table-cell>
              <table:table-cell office:value-type="float" office:value="187692.847942035">
                <text:p>187692.847942035</text:p>
              </table:table-cell>
              <table:table-cell office:value-type="float" office:value="187692.847942035">
                <text:p>187692.847942035</text:p>
              </table:table-cell>
              <table:table-cell office:value-type="float" office:value="187692.847942035">
                <text:p>187692.847942035</text:p>
              </table:table-cell>
              <table:table-cell office:value-type="float" office:value="187692.847942035">
                <text:p>187692.847942035</text:p>
              </table:table-cell>
              <table:table-cell office:value-type="float" office:value="187692.847942035">
                <text:p>187692.847942035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5721.393822589">
                <text:p>185721.393822589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  <table:table-cell office:value-type="float" office:value="183022.629585714">
                <text:p>183022.62958571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